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d69" officeooo:paragraph-rsid="0016dd69"/>
    </style:style>
    <style:style style:name="P2" style:family="paragraph" style:parent-style-name="Standard">
      <style:text-properties officeooo:rsid="00173673" officeooo:paragraph-rsid="00173673"/>
    </style:style>
    <style:style style:name="P3" style:family="paragraph" style:parent-style-name="Standard">
      <style:text-properties officeooo:rsid="00183f22" officeooo:paragraph-rsid="00183f22"/>
    </style:style>
    <style:style style:name="P4" style:family="paragraph" style:parent-style-name="Standard">
      <style:text-properties officeooo:rsid="0018794d" officeooo:paragraph-rsid="0018794d"/>
    </style:style>
    <style:style style:name="P5" style:family="paragraph" style:parent-style-name="Standard">
      <style:text-properties officeooo:rsid="0019d60f" officeooo:paragraph-rsid="0019d60f"/>
    </style:style>
    <style:style style:name="P6" style:family="paragraph" style:parent-style-name="Standard">
      <style:text-properties officeooo:rsid="001defb5" officeooo:paragraph-rsid="001defb5"/>
    </style:style>
    <style:style style:name="P7" style:family="paragraph" style:parent-style-name="Standard">
      <style:text-properties officeooo:rsid="001defb5" officeooo:paragraph-rsid="001f3862"/>
    </style:style>
    <style:style style:name="P8" style:family="paragraph" style:parent-style-name="Standard">
      <style:text-properties officeooo:rsid="001defb5" officeooo:paragraph-rsid="002010d2"/>
    </style:style>
    <style:style style:name="P9" style:family="paragraph" style:parent-style-name="Standard">
      <style:text-properties officeooo:rsid="002010d2" officeooo:paragraph-rsid="002010d2"/>
    </style:style>
    <style:style style:name="P10" style:family="paragraph" style:parent-style-name="Standard">
      <style:text-properties officeooo:rsid="0020140f" officeooo:paragraph-rsid="0020efe6"/>
    </style:style>
    <style:style style:name="P11" style:family="paragraph" style:parent-style-name="Standard">
      <style:text-properties officeooo:rsid="0020140f" officeooo:paragraph-rsid="0027ae1c"/>
    </style:style>
    <style:style style:name="P12" style:family="paragraph" style:parent-style-name="Standard">
      <style:text-properties officeooo:rsid="001df203" officeooo:paragraph-rsid="001f3862"/>
    </style:style>
    <style:style style:name="P13" style:family="paragraph" style:parent-style-name="Standard">
      <style:text-properties officeooo:rsid="001f3862" officeooo:paragraph-rsid="001f3862"/>
    </style:style>
    <style:style style:name="P14" style:family="paragraph" style:parent-style-name="Standard">
      <style:text-properties officeooo:rsid="001fef68" officeooo:paragraph-rsid="001fef68"/>
    </style:style>
    <style:style style:name="P15" style:family="paragraph" style:parent-style-name="Standard">
      <style:text-properties officeooo:rsid="001fef68" officeooo:paragraph-rsid="002010d2"/>
    </style:style>
    <style:style style:name="P16" style:family="paragraph" style:parent-style-name="Standard">
      <style:text-properties officeooo:rsid="0027ae1c" officeooo:paragraph-rsid="0027ae1c"/>
    </style:style>
    <style:style style:name="P17" style:family="paragraph" style:parent-style-name="Standard">
      <style:text-properties officeooo:rsid="0028774d" officeooo:paragraph-rsid="002a13a6"/>
    </style:style>
    <style:style style:name="P18" style:family="paragraph" style:parent-style-name="Standard">
      <style:text-properties officeooo:paragraph-rsid="002a13a6"/>
    </style:style>
    <style:style style:name="P19" style:family="paragraph" style:parent-style-name="Standard">
      <style:text-properties officeooo:rsid="002a13a6" officeooo:paragraph-rsid="002a13a6"/>
    </style:style>
    <style:style style:name="P20" style:family="paragraph" style:parent-style-name="Standard">
      <style:text-properties officeooo:rsid="002fa606" officeooo:paragraph-rsid="002fa606"/>
    </style:style>
    <style:style style:name="P21" style:family="paragraph" style:parent-style-name="Standard">
      <style:text-properties officeooo:rsid="002fffaf" officeooo:paragraph-rsid="002fffaf"/>
    </style:style>
    <style:style style:name="T1" style:family="text">
      <style:text-properties officeooo:rsid="002010d2"/>
    </style:style>
    <style:style style:name="T2" style:family="text">
      <style:text-properties officeooo:rsid="0020efe6"/>
    </style:style>
    <style:style style:name="T3" style:family="text">
      <style:text-properties officeooo:rsid="0028774d"/>
    </style:style>
    <style:style style:name="T4" style:family="text">
      <style:text-properties officeooo:rsid="002b2874"/>
    </style:style>
    <style:style style:name="T5" style:family="text">
      <style:text-properties officeooo:rsid="002c37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érence microbiote et cerveau</text:p>
      <text:p text:style-name="P1"/>
      <text:p text:style-name="P1"/>
      <text:p text:style-name="P2">travaille pour comprendre le cerveau</text:p>
      <text:p text:style-name="P2"/>
      <text:p text:style-name="P2"/>
      <text:p text:style-name="P2"/>
      <text:p text:style-name="P2">Microbiote intestinal et cerveau</text:p>
      <text:p text:style-name="P2"/>
      <text:p text:style-name="P2"/>
      <text:p text:style-name="P2">microbiote = ensemble de ce qui nous habite </text:p>
      <text:p text:style-name="P2">10*nb de nos cells</text:p>
      <text:p text:style-name="P2"/>
      <text:p text:style-name="P2">150*nb de nos géne</text:p>
      <text:p text:style-name="P2"/>
      <text:p text:style-name="P2">+1000 espéce pour 2kg</text:p>
      <text:p text:style-name="P2"/>
      <text:p text:style-name="P2">Microbiote indispensable a notre survie </text:p>
      <text:p text:style-name="P2">symbiose </text:p>
      <text:p text:style-name="P2"/>
      <text:p text:style-name="P2"/>
      <text:p text:style-name="P2">fétusse = <text:s text:c="2"/>stérile <text:s/></text:p>
      <text:p text:style-name="P2"/>
      <text:p text:style-name="P2"><text:s text:c="2"/>1/3 en <text:s/>commun </text:p>
      <text:p text:style-name="P2">2/3 personnel </text:p>
      <text:p text:style-name="P2"/>
      <text:p text:style-name="P3">dysbiose = dérégulation de la décomposition du microbiotes </text:p>
      <text:p text:style-name="P3"/>
      <text:p text:style-name="P3">aug bactérie pro-inflamatoire et diminution …</text:p>
      <text:p text:style-name="P3"/>
      <text:p text:style-name="P3">compo microbiote change les réponse du corps </text:p>
      <text:p text:style-name="P3"/>
      <text:p text:style-name="P3">Cerveau </text:p>
      <text:p text:style-name="P3">→sys immunitaire</text:p>
      <text:p text:style-name="P3">→sys nerveux</text:p>
      <text:p text:style-name="P3">→sys vasculaire</text:p>
      <text:p text:style-name="P3">barrière intestinale</text:p>
      <text:p text:style-name="P3"/>
      <text:p text:style-name="P3"/>
      <text:p text:style-name="P3"/>
      <text:p text:style-name="P3"/>
      <text:p text:style-name="P4">est ce qu’une bactérie peut atteindre le cerveau</text:p>
      <text:p text:style-name="P4">reste a démontrer</text:p>
      <text:p text:style-name="P4"/>
      <text:p text:style-name="P4">95 % de la sérotonine est contrôlé par les microbiotes</text:p>
      <text:p text:style-name="P4"/>
      <text:p text:style-name="P4"/>
      <text:p text:style-name="P5">thérapie par transfert de microbiotes</text:p>
      <text:p text:style-name="P5">se fait depuis l’antiquité </text:p>
      <text:p text:style-name="P5"/>
      <text:p text:style-name="P5">rétablir le microbiote :</text:p>
      <text:p text:style-name="P5">-Prébiotiques</text:p>
      <text:p text:style-name="P5"><text:soft-page-break/>-Probiotique</text:p>
      <text:p text:style-name="P5">-antibiotique ciblé</text:p>
      <text:p text:style-name="P5">- Bactériophages</text:p>
      <text:p text:style-name="P4"/>
      <text:p text:style-name="P4"/>
      <text:p text:style-name="P6">PESTICIDE</text:p>
      <text:p text:style-name="P6">plusieurs catégorie </text:p>
      <text:p text:style-name="P6">organique</text:p>
      <text:p text:style-name="P6">de synthèse</text:p>
      <text:p text:style-name="P6">inorganique </text:p>
      <text:p text:style-name="P6"/>
      <text:p text:style-name="P6">aug rendement et durée de stockage </text:p>
      <text:p text:style-name="P6"/>
      <text:p text:style-name="P12">fongicide le plus important c’est le souffre </text:p>
      <text:p text:style-name="P7"/>
      <text:p text:style-name="P13">utilisation des pesticide a des conséquences</text:p>
      <text:p text:style-name="P7"/>
      <text:p text:style-name="P13">Pesticide monte dans l’atmosphère et quand il pleut sa retombe et une partie est dégradé et l’autre infiltre les nappes phréatiques</text:p>
      <text:p text:style-name="P7"/>
      <text:p text:style-name="P14">impact sur la santé humaine </text:p>
      <text:p text:style-name="P15">infinité de combinaison </text:p>
      <text:p text:style-name="P8"/>
      <text:p text:style-name="P8"/>
      <text:p text:style-name="P8"><text:span text:style-name="T1">Quelles est l’influence des pesticides sur les maladies neurodégénératives <text:s text:c="2"/></text:span><text:s/></text:p>
      <text:p text:style-name="P8"/>
      <text:p text:style-name="P9">Alzheimer 250k new cas par ans </text:p>
      <text:p text:style-name="P9"/>
      <text:p text:style-name="P9"/>
      <text:p text:style-name="P10">agrégat amyloïde sont composée de <text:span text:style-name="T2">protéines</text:span></text:p>
      <text:p text:style-name="P10"><text:s/></text:p>
      <text:p text:style-name="P10"/>
      <text:p text:style-name="P10"/>
      <text:p text:style-name="P10"/>
      <text:p text:style-name="P16">Alimentation et maladie d’Alzheimer</text:p>
      <text:p text:style-name="P11"/>
      <text:p text:style-name="P11"/>
      <text:p text:style-name="P18"><text:span text:style-name="T3">alimentation méditerranéenne très bon pour éviter d’avoir l’Alzheimer </text:span></text:p>
      <text:p text:style-name="P19"/>
      <text:p text:style-name="P19"/>
      <text:p text:style-name="P19"/>
      <text:p text:style-name="P20">jeûne intermédiaire peut améliorer la mémoire</text:p>
      <text:p text:style-name="P20"/>
      <text:p text:style-name="P20"/>
      <text:p text:style-name="P21">cette alimentation cétogène pouvait voir leurs trouble s’arrêter lors de cette pério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7T08:39:33.462000000</meta:creation-date>
    <dc:date>2023-04-07T10:15:33.081000000</dc:date>
    <meta:editing-duration>PT1H35M32S</meta:editing-duration>
    <meta:editing-cycles>24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49" meta:word-count="223" meta:character-count="1546" meta:non-whitespace-character-count="1342"/>
  </office:meta>
</office:document-meta>
</file>